
<file path=META-INF/manifest.xml><?xml version="1.0" encoding="utf-8"?>
<manifest:manifest xmlns:manifest="urn:oasis:names:tc:opendocument:xmlns:manifest:1.0">
  <manifest:file-entry manifest:media-type="application/vnd.oasis.opendocument.graphics" manifest:full-path="/"/>
  <manifest:file-entry manifest:media-type="image/png" manifest:full-path="Pictures/10000201000000A0000000A054B283FD.png"/>
  <manifest:file-entry manifest:media-type="image/png" manifest:full-path="Pictures/10000201000000A0000000A02521EE11.png"/>
  <manifest:file-entry manifest:media-type="image/png" manifest:full-path="Pictures/1000020100000138000000D8C4AD767F.png"/>
  <manifest:file-entry manifest:media-type="image/png" manifest:full-path="Pictures/10000201000002E80000041C3571FCD9.png"/>
  <manifest:file-entry manifest:media-type="" manifest:full-path="Pictures/200000320000112800000C818863EC7A.wmf"/>
  <manifest:file-entry manifest:media-type="image/png" manifest:full-path="Pictures/10000000000000200000002000309F1C.png"/>
  <manifest:file-entry manifest:media-type="image/png" manifest:full-path="Pictures/10000201000001F4000001F4CC336DB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color="#ccccf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18.5cm 5.249cm 6.001cm 4.2cm)" draw:image-opacity="100%" style:mirror="none"/>
    </style:style>
    <style:style style:name="gr4" style:family="graphic" style:parent-style-name="standard">
      <style:graphic-properties svg:stroke-width="0.05cm" draw:marker-start="" draw:marker-start-width="0.275cm" draw:marker-end="" draw:marker-end-width="0.375cm" draw:textarea-horizontal-align="center" draw:textarea-vertical-align="middle" fo:padding-top="0.15cm" fo:padding-bottom="0.15cm" fo:padding-left="0.125cm" fo:padding-right="0.125cm"/>
    </style:style>
    <style:style style:name="gr5" style:family="graphic" style:parent-style-name="standard">
      <style:graphic-properties draw:stroke="none" draw:fill="none" draw:opacity="70%" draw:textarea-horizontal-align="center" draw:textarea-vertical-align="middle" draw:shadow-opacity="7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006c88"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c5000b" draw:textarea-horizontal-align="justify" draw:textarea-vertical-align="middle" draw:auto-grow-height="false"/>
    </style:style>
    <style:style style:name="gr9" style:family="graphic" style:parent-style-name="standard">
      <style:graphic-properties draw:fill-color="#d40852"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writing-mode="lr-tb"/>
      <style:text-properties fo:font-size="24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family="'DejaVu Sans'" style:font-family-generic="swiss" style:font-pitch="variable" fo:font-size="12pt" fo:font-weight="bold" style:font-size-asian="12pt" style:font-weight-asian="bold" style:font-size-complex="12pt" style:font-weight-complex="bold"/>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family="'Bitstream Vera Sans Mono'" style:font-family-generic="swiss" style:font-pitch="fixed" fo:font-size="10pt" fo:font-weight="normal" style:font-size-asian="10pt" style:font-weight-asian="normal" style:font-size-complex="10pt" style:font-weight-complex="normal"/>
    </style:style>
    <style:style style:name="P7" style:family="paragraph">
      <style:paragraph-properties fo:margin-left="0cm" fo:margin-right="0cm" fo:text-align="center" fo:text-indent="0cm"/>
      <style:text-properties fo:color="#ffffff" fo:font-family="'DejaVu Sans'" style:font-family-generic="swiss" style:font-pitch="variable" fo:font-size="14pt" fo:text-shadow="1pt 1pt" fo:font-weight="bold" style:font-size-asian="14pt" style:font-weight-asian="bold" style:font-size-complex="14pt" style:font-weight-complex="bold"/>
    </style:style>
    <style:style style:name="T1" style:family="text">
      <style:text-properties fo:font-family="'DejaVu Sans'" style:font-family-generic="swiss" style:font-pitch="variable" fo:font-size="12pt" fo:font-weight="bold" style:font-size-asian="12pt" style:font-weight-asian="bold" style:font-size-complex="12pt" style:font-weight-complex="bold"/>
    </style:style>
    <style:style style:name="T2" style:family="text">
      <style:text-properties fo:font-family="'Bitstream Vera Sans Mono'" style:font-family-generic="swiss" style:font-pitch="fixed" fo:font-size="10pt" fo:font-weight="normal" style:font-size-asian="10pt" style:font-weight-asian="normal" style:font-size-complex="10pt" style:font-weight-complex="normal"/>
    </style:style>
    <style:style style:name="T3" style:family="text">
      <style:text-properties fo:color="#ffffff" fo:font-family="'DejaVu Sans'" style:font-family-generic="swiss" style:font-pitch="variable" fo:font-size="14pt" fo:text-shadow="1pt 1pt" fo:font-weight="bold" style:font-size-asian="14pt" style:font-weight-asian="bold" style:font-size-complex="14pt" style:font-weight-complex="bold"/>
    </style:style>
    <style:style style:name="T4" style:family="text">
      <style:text-properties fo:font-family="'DejaVu Sans'" style:font-family-generic="swiss" style:font-pitch="variable" fo:font-size="12pt" fo:font-style="italic" fo:font-weight="normal" style:font-size-asian="12pt" style:font-style-asian="italic" style:font-weight-asian="normal" style:font-size-complex="12pt" style:font-style-complex="italic"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polygon draw:style-name="gr1" draw:text-style-name="P1" draw:layer="layout" svg:width="5.249cm" svg:height="4.249cm" svg:x="5.125cm" svg:y="6.125cm" svg:viewBox="0 0 5250 4250" draw:points="2625,4250 2357,4239 2097,4208 1845,4154 1603,4082 1374,3993 1157,3887 956,3766 768,3627 600,3477 448,3313 317,3139 207,2952 117,2756 53,2554 14,2342 0,2125 14,1908 53,1696 117,1494 207,1298 317,1111 448,937 600,774 768,623 956,485 1157,363 1374,257 1603,168 1845,96 2097,43 2357,11 2625,0 2893,11 3154,43 3406,96 3647,168 3876,257 4093,363 4295,485 4482,623 4650,774 4802,937 4933,1111 5044,1298 5133,1494 5198,1696 5236,1908 5250,2125 5236,2342 5198,2554 5133,2756 5044,2952 4933,3139 4802,3313 4650,3477 4482,3627 4295,3766 4093,3887 3876,3993 3647,4082 3406,4154 3154,4208 2893,4239">
            <text:p text:style-name="P5"/>
          </draw:polygon>
          <draw:frame draw:style-name="gr2" draw:text-style-name="P1" draw:layer="layout" svg:width="5.625cm" svg:height="4.095cm" svg:x="4.75cm" svg:y="4.25cm">
            <draw:image xlink:href="Pictures/1000020100000138000000D8C4AD767F.png" xlink:type="simple" xlink:show="embed" xlink:actuate="onLoad">
              <text:p text:style-name="P5"/>
            </draw:image>
          </draw:frame>
          <draw:g>
            <draw:frame draw:style-name="gr2" draw:text-style-name="P1" draw:layer="layout" svg:width="1.218cm" svg:height="1.25cm" svg:x="5.907cm" svg:y="6.875cm">
              <draw:image xlink:href="Pictures/10000201000000A0000000A02521EE11.png" xlink:type="simple" xlink:show="embed" xlink:actuate="onLoad">
                <text:p text:style-name="P5"/>
              </draw:image>
            </draw:frame>
            <draw:frame draw:style-name="gr2" draw:text-style-name="P1" draw:layer="layout" svg:width="1.218cm" svg:height="1.25cm" svg:x="6.532cm" svg:y="6.625cm">
              <draw:image xlink:href="Pictures/10000201000000A0000000A02521EE11.png" xlink:type="simple" xlink:show="embed" xlink:actuate="onLoad">
                <text:p text:style-name="P5"/>
              </draw:image>
            </draw:frame>
            <draw:frame draw:style-name="gr2" draw:text-style-name="P1" draw:layer="layout" svg:width="1.218cm" svg:height="1.25cm" svg:x="7.157cm" svg:y="6.375cm">
              <draw:image xlink:href="Pictures/10000201000000A0000000A02521EE11.png" xlink:type="simple" xlink:show="embed" xlink:actuate="onLoad">
                <text:p text:style-name="P5"/>
              </draw:image>
            </draw:frame>
            <draw:frame draw:style-name="gr2" draw:text-style-name="P1" draw:layer="layout" svg:width="1.218cm" svg:height="1.25cm" svg:x="7.75cm" svg:y="6.125cm">
              <draw:image xlink:href="Pictures/10000201000000A0000000A02521EE11.png" xlink:type="simple" xlink:show="embed" xlink:actuate="onLoad">
                <text:p text:style-name="P5"/>
              </draw:image>
            </draw:frame>
            <draw:frame draw:style-name="gr2" draw:text-style-name="P1" draw:layer="layout" svg:width="1.218cm" svg:height="1.25cm" svg:x="8.375cm" svg:y="5.875cm">
              <draw:image xlink:href="Pictures/10000201000000A0000000A02521EE11.png" xlink:type="simple" xlink:show="embed" xlink:actuate="onLoad">
                <text:p text:style-name="P5"/>
              </draw:image>
            </draw:frame>
          </draw:g>
          <draw:g>
            <draw:frame draw:style-name="gr2" draw:text-style-name="P1" draw:layer="layout" svg:width="1.218cm" svg:height="1.25cm" svg:x="6cm" svg:y="8.125cm">
              <draw:image xlink:href="Pictures/10000201000000A0000000A02521EE11.png" xlink:type="simple" xlink:show="embed" xlink:actuate="onLoad">
                <text:p text:style-name="P5"/>
              </draw:image>
            </draw:frame>
            <draw:frame draw:style-name="gr2" draw:text-style-name="P1" draw:layer="layout" svg:width="1.218cm" svg:height="1.25cm" svg:x="6.625cm" svg:y="7.875cm">
              <draw:image xlink:href="Pictures/10000201000000A0000000A02521EE11.png" xlink:type="simple" xlink:show="embed" xlink:actuate="onLoad">
                <text:p text:style-name="P5"/>
              </draw:image>
            </draw:frame>
            <draw:frame draw:style-name="gr2" draw:text-style-name="P1" draw:layer="layout" svg:width="1.218cm" svg:height="1.25cm" svg:x="7.25cm" svg:y="7.625cm">
              <draw:image xlink:href="Pictures/10000201000000A0000000A02521EE11.png" xlink:type="simple" xlink:show="embed" xlink:actuate="onLoad">
                <text:p text:style-name="P5"/>
              </draw:image>
            </draw:frame>
            <draw:frame draw:style-name="gr2" draw:text-style-name="P1" draw:layer="layout" svg:width="1.218cm" svg:height="1.25cm" svg:x="7.843cm" svg:y="7.375cm">
              <draw:image xlink:href="Pictures/10000201000000A0000000A02521EE11.png" xlink:type="simple" xlink:show="embed" xlink:actuate="onLoad">
                <text:p text:style-name="P5"/>
              </draw:image>
            </draw:frame>
            <draw:frame draw:style-name="gr2" draw:text-style-name="P1" draw:layer="layout" svg:width="1.218cm" svg:height="1.25cm" svg:x="8.468cm" svg:y="7.125cm">
              <draw:image xlink:href="Pictures/10000201000000A0000000A02521EE11.png" xlink:type="simple" xlink:show="embed" xlink:actuate="onLoad">
                <text:p text:style-name="P5"/>
              </draw:image>
            </draw:frame>
          </draw:g>
          <draw:g>
            <draw:frame draw:style-name="gr2" draw:text-style-name="P1" draw:layer="layout" svg:width="1.218cm" svg:height="1.25cm" svg:x="6cm" svg:y="9.375cm">
              <draw:image xlink:href="Pictures/10000201000000A0000000A02521EE11.png" xlink:type="simple" xlink:show="embed" xlink:actuate="onLoad">
                <text:p text:style-name="P5"/>
              </draw:image>
            </draw:frame>
            <draw:frame draw:style-name="gr2" draw:text-style-name="P1" draw:layer="layout" svg:width="1.218cm" svg:height="1.25cm" svg:x="6.625cm" svg:y="9.125cm">
              <draw:image xlink:href="Pictures/10000201000000A0000000A02521EE11.png" xlink:type="simple" xlink:show="embed" xlink:actuate="onLoad">
                <text:p text:style-name="P5"/>
              </draw:image>
            </draw:frame>
            <draw:frame draw:style-name="gr2" draw:text-style-name="P1" draw:layer="layout" svg:width="1.218cm" svg:height="1.25cm" svg:x="7.25cm" svg:y="8.875cm">
              <draw:image xlink:href="Pictures/10000201000000A0000000A02521EE11.png" xlink:type="simple" xlink:show="embed" xlink:actuate="onLoad">
                <text:p text:style-name="P5"/>
              </draw:image>
            </draw:frame>
            <draw:frame draw:style-name="gr2" draw:text-style-name="P1" draw:layer="layout" svg:width="1.218cm" svg:height="1.25cm" svg:x="7.843cm" svg:y="8.625cm">
              <draw:image xlink:href="Pictures/10000201000000A0000000A02521EE11.png" xlink:type="simple" xlink:show="embed" xlink:actuate="onLoad">
                <text:p text:style-name="P5"/>
              </draw:image>
            </draw:frame>
            <draw:frame draw:style-name="gr2" draw:text-style-name="P1" draw:layer="layout" svg:width="1.218cm" svg:height="1.25cm" svg:x="8.468cm" svg:y="8.375cm">
              <draw:image xlink:href="Pictures/10000201000000A0000000A02521EE11.png" xlink:type="simple" xlink:show="embed" xlink:actuate="onLoad">
                <text:p text:style-name="P5"/>
              </draw:image>
            </draw:frame>
          </draw:g>
        </draw:g>
        <draw:frame draw:style-name="gr2" draw:text-style-name="P1" draw:layer="layout" svg:width="5.625cm" svg:height="4.095cm" svg:x="4.25cm" svg:y="2.125cm">
          <draw:image xlink:href="Pictures/1000020100000138000000D8C4AD767F.png" xlink:type="simple" xlink:show="embed" xlink:actuate="onLoad">
            <text:p text:style-name="P5"/>
          </draw:image>
        </draw:frame>
        <draw:frame draw:style-name="gr2" draw:text-style-name="P1" draw:layer="layout" svg:width="2.125cm" svg:height="1.875cm" svg:x="1.375cm" svg:y="2.25cm">
          <draw:image xlink:href="Pictures/10000201000000A0000000A054B283FD.png" xlink:type="simple" xlink:show="embed" xlink:actuate="onLoad">
            <text:p text:style-name="P5"/>
          </draw:image>
        </draw:frame>
        <draw:frame draw:style-name="gr3" draw:text-style-name="P1" draw:layer="layout" svg:width="2.875cm" svg:height="1.125cm" svg:x="1.75cm" svg:y="3.375cm">
          <draw:image xlink:href="Pictures/10000201000002E80000041C3571FCD9.png" xlink:type="simple" xlink:show="embed" xlink:actuate="onLoad">
            <text:p text:style-name="P5"/>
          </draw:image>
        </draw:frame>
        <draw:line draw:style-name="gr4" draw:text-style-name="P1" draw:layer="layout" svg:x1="11.375cm" svg:y1="3cm" svg:x2="10.75cm" svg:y2="3.375cm">
          <text:p text:style-name="P5"/>
        </draw:line>
        <draw:frame draw:style-name="gr5" draw:text-style-name="P1" draw:layer="layout" svg:width="5.75cm" svg:height="2.625cm" svg:x="11cm" svg:y="1.125cm">
          <draw:image xlink:href="Pictures/10000201000001F4000001F4CC336DB6.png" xlink:type="simple" xlink:show="embed" xlink:actuate="onLoad">
            <text:p text:style-name="P5"/>
          </draw:image>
        </draw:frame>
        <draw:line draw:style-name="gr4" draw:text-style-name="P1" draw:layer="layout" svg:x1="9.5cm" svg:y1="3.875cm" svg:x2="8.125cm" svg:y2="3.875cm">
          <text:p text:style-name="P5"/>
        </draw:line>
        <draw:frame draw:style-name="gr6" draw:text-style-name="P2" draw:layer="layout" svg:width="1.5cm" svg:height="1cm" svg:x="9.375cm" svg:y="3.25cm">
          <draw:image xlink:href="Pictures/200000320000112800000C818863EC7A.wmf" xlink:type="simple" xlink:show="embed" xlink:actuate="onLoad">
            <text:p text:style-name="P5"/>
          </draw:image>
        </draw:frame>
        <draw:frame draw:style-name="gr6" draw:text-style-name="P2" draw:layer="layout" svg:width="1.5cm" svg:height="1cm" svg:x="1.5cm" svg:y="4cm">
          <draw:image xlink:href="Pictures/200000320000112800000C818863EC7A.wmf" xlink:type="simple" xlink:show="embed" xlink:actuate="onLoad">
            <text:p text:style-name="P5"/>
          </draw:image>
        </draw:frame>
        <draw:frame draw:style-name="gr7" draw:text-style-name="P4" draw:layer="layout" svg:width="2.814cm" svg:height="0.747cm" svg:x="6.375cm" svg:y="5.003cm">
          <draw:text-box>
            <text:p text:style-name="P3"><text:span text:style-name="T1">Vlan tp 3,4</text:span></text:p>
          </draw:text-box>
        </draw:frame>
        <draw:g>
          <draw:polygon draw:style-name="gr1" draw:text-style-name="P1" draw:layer="layout" svg:width="5.249cm" svg:height="4.249cm" svg:x="1.25cm" svg:y="6.125cm" svg:viewBox="0 0 5250 4250" draw:points="2625,4250 2357,4239 2097,4208 1845,4154 1603,4082 1374,3993 1157,3887 956,3766 768,3627 600,3477 448,3313 317,3139 207,2952 117,2756 53,2554 14,2342 0,2125 14,1908 53,1696 117,1494 207,1298 317,1111 448,937 600,774 768,623 956,485 1157,363 1374,257 1603,168 1845,96 2097,43 2357,11 2625,0 2893,11 3154,43 3406,96 3647,168 3876,257 4093,363 4295,485 4482,623 4650,774 4802,937 4933,1111 5044,1298 5133,1494 5198,1696 5236,1908 5250,2125 5236,2342 5198,2554 5133,2756 5044,2952 4933,3139 4802,3313 4650,3477 4482,3627 4295,3766 4093,3887 3876,3993 3647,4082 3406,4154 3154,4208 2893,4239">
            <text:p text:style-name="P5"/>
          </draw:polygon>
          <draw:frame draw:style-name="gr2" draw:text-style-name="P1" draw:layer="layout" svg:width="5.625cm" svg:height="4.095cm" svg:x="0.875cm" svg:y="4.25cm">
            <draw:image xlink:href="Pictures/1000020100000138000000D8C4AD767F.png" xlink:type="simple" xlink:show="embed" xlink:actuate="onLoad">
              <text:p text:style-name="P5"/>
            </draw:image>
          </draw:frame>
          <draw:g>
            <draw:frame draw:style-name="gr2" draw:text-style-name="P1" draw:layer="layout" svg:width="1.218cm" svg:height="1.25cm" svg:x="2.032cm" svg:y="6.875cm">
              <draw:image xlink:href="Pictures/10000201000000A0000000A02521EE11.png" xlink:type="simple" xlink:show="embed" xlink:actuate="onLoad">
                <text:p text:style-name="P5"/>
              </draw:image>
            </draw:frame>
            <draw:frame draw:style-name="gr2" draw:text-style-name="P1" draw:layer="layout" svg:width="1.218cm" svg:height="1.25cm" svg:x="2.657cm" svg:y="6.625cm">
              <draw:image xlink:href="Pictures/10000201000000A0000000A02521EE11.png" xlink:type="simple" xlink:show="embed" xlink:actuate="onLoad">
                <text:p text:style-name="P5"/>
              </draw:image>
            </draw:frame>
            <draw:frame draw:style-name="gr2" draw:text-style-name="P1" draw:layer="layout" svg:width="1.218cm" svg:height="1.25cm" svg:x="3.282cm" svg:y="6.375cm">
              <draw:image xlink:href="Pictures/10000201000000A0000000A02521EE11.png" xlink:type="simple" xlink:show="embed" xlink:actuate="onLoad">
                <text:p text:style-name="P5"/>
              </draw:image>
            </draw:frame>
            <draw:frame draw:style-name="gr2" draw:text-style-name="P1" draw:layer="layout" svg:width="1.218cm" svg:height="1.25cm" svg:x="3.875cm" svg:y="6.125cm">
              <draw:image xlink:href="Pictures/10000201000000A0000000A02521EE11.png" xlink:type="simple" xlink:show="embed" xlink:actuate="onLoad">
                <text:p text:style-name="P5"/>
              </draw:image>
            </draw:frame>
            <draw:frame draw:style-name="gr2" draw:text-style-name="P1" draw:layer="layout" svg:width="1.218cm" svg:height="1.25cm" svg:x="4.5cm" svg:y="5.875cm">
              <draw:image xlink:href="Pictures/10000201000000A0000000A02521EE11.png" xlink:type="simple" xlink:show="embed" xlink:actuate="onLoad">
                <text:p text:style-name="P5"/>
              </draw:image>
            </draw:frame>
          </draw:g>
          <draw:g>
            <draw:frame draw:style-name="gr2" draw:text-style-name="P1" draw:layer="layout" svg:width="1.218cm" svg:height="1.25cm" svg:x="2.125cm" svg:y="8.125cm">
              <draw:image xlink:href="Pictures/10000201000000A0000000A02521EE11.png" xlink:type="simple" xlink:show="embed" xlink:actuate="onLoad">
                <text:p text:style-name="P5"/>
              </draw:image>
            </draw:frame>
            <draw:frame draw:style-name="gr2" draw:text-style-name="P1" draw:layer="layout" svg:width="1.218cm" svg:height="1.25cm" svg:x="2.75cm" svg:y="7.875cm">
              <draw:image xlink:href="Pictures/10000201000000A0000000A02521EE11.png" xlink:type="simple" xlink:show="embed" xlink:actuate="onLoad">
                <text:p text:style-name="P5"/>
              </draw:image>
            </draw:frame>
            <draw:frame draw:style-name="gr2" draw:text-style-name="P1" draw:layer="layout" svg:width="1.218cm" svg:height="1.25cm" svg:x="3.375cm" svg:y="7.625cm">
              <draw:image xlink:href="Pictures/10000201000000A0000000A02521EE11.png" xlink:type="simple" xlink:show="embed" xlink:actuate="onLoad">
                <text:p text:style-name="P5"/>
              </draw:image>
            </draw:frame>
            <draw:frame draw:style-name="gr2" draw:text-style-name="P1" draw:layer="layout" svg:width="1.218cm" svg:height="1.25cm" svg:x="3.968cm" svg:y="7.375cm">
              <draw:image xlink:href="Pictures/10000201000000A0000000A02521EE11.png" xlink:type="simple" xlink:show="embed" xlink:actuate="onLoad">
                <text:p text:style-name="P5"/>
              </draw:image>
            </draw:frame>
            <draw:frame draw:style-name="gr2" draw:text-style-name="P1" draw:layer="layout" svg:width="1.218cm" svg:height="1.25cm" svg:x="4.593cm" svg:y="7.125cm">
              <draw:image xlink:href="Pictures/10000201000000A0000000A02521EE11.png" xlink:type="simple" xlink:show="embed" xlink:actuate="onLoad">
                <text:p text:style-name="P5"/>
              </draw:image>
            </draw:frame>
          </draw:g>
          <draw:g>
            <draw:frame draw:style-name="gr2" draw:text-style-name="P1" draw:layer="layout" svg:width="1.218cm" svg:height="1.25cm" svg:x="2.125cm" svg:y="9.375cm">
              <draw:image xlink:href="Pictures/10000201000000A0000000A02521EE11.png" xlink:type="simple" xlink:show="embed" xlink:actuate="onLoad">
                <text:p text:style-name="P5"/>
              </draw:image>
            </draw:frame>
            <draw:frame draw:style-name="gr2" draw:text-style-name="P1" draw:layer="layout" svg:width="1.218cm" svg:height="1.25cm" svg:x="2.75cm" svg:y="9.125cm">
              <draw:image xlink:href="Pictures/10000201000000A0000000A02521EE11.png" xlink:type="simple" xlink:show="embed" xlink:actuate="onLoad">
                <text:p text:style-name="P5"/>
              </draw:image>
            </draw:frame>
            <draw:frame draw:style-name="gr2" draw:text-style-name="P1" draw:layer="layout" svg:width="1.218cm" svg:height="1.25cm" svg:x="3.375cm" svg:y="8.875cm">
              <draw:image xlink:href="Pictures/10000201000000A0000000A02521EE11.png" xlink:type="simple" xlink:show="embed" xlink:actuate="onLoad">
                <text:p text:style-name="P5"/>
              </draw:image>
            </draw:frame>
            <draw:frame draw:style-name="gr2" draw:text-style-name="P1" draw:layer="layout" svg:width="1.218cm" svg:height="1.25cm" svg:x="3.968cm" svg:y="8.625cm">
              <draw:image xlink:href="Pictures/10000201000000A0000000A02521EE11.png" xlink:type="simple" xlink:show="embed" xlink:actuate="onLoad">
                <text:p text:style-name="P5"/>
              </draw:image>
            </draw:frame>
            <draw:frame draw:style-name="gr2" draw:text-style-name="P1" draw:layer="layout" svg:width="1.218cm" svg:height="1.25cm" svg:x="4.593cm" svg:y="8.375cm">
              <draw:image xlink:href="Pictures/10000201000000A0000000A02521EE11.png" xlink:type="simple" xlink:show="embed" xlink:actuate="onLoad">
                <text:p text:style-name="P5"/>
              </draw:image>
            </draw:frame>
          </draw:g>
        </draw:g>
        <draw:frame draw:style-name="gr7" draw:text-style-name="P4" draw:layer="layout" svg:width="2.814cm" svg:height="0.747cm" svg:x="2.216cm" svg:y="5.003cm">
          <draw:text-box>
            <text:p text:style-name="P3"><text:span text:style-name="T1">Vlan tp 1,2</text:span></text:p>
          </draw:text-box>
        </draw:frame>
        <draw:custom-shape draw:style-name="gr8" draw:text-style-name="P1" draw:layer="layout" svg:width="0.25cm" svg:height="0.25cm" svg:x="8.75cm" svg:y="3.75cm">
          <text:p text:style-name="P5"/>
          <draw:enhanced-geometry svg:viewBox="0 0 21600 21600" draw:glue-points="10800 0 3160 3160 0 10800 3160 18440 10800 21600 18440 18440 21600 10800 18440 3160" draw:text-areas="3200 3200 18400 18400" draw:type="ellipse"/>
        </draw:custom-shape>
        <draw:frame draw:style-name="gr7" draw:text-style-name="P6" draw:layer="layout" svg:width="1.26cm" svg:height="0.662cm" svg:x="8.125cm" svg:y="3.213cm">
          <draw:text-box>
            <text:p text:style-name="P5"><text:span text:style-name="T2">trunk</text:span></text:p>
          </draw:text-box>
        </draw:frame>
        <draw:frame draw:style-name="gr7" draw:text-style-name="P6" draw:layer="layout" svg:width="1.26cm" svg:height="0.662cm" svg:x="4.5cm" svg:y="3.25cm">
          <draw:text-box>
            <text:p text:style-name="P5"><text:span text:style-name="T2">trunk</text:span></text:p>
          </draw:text-box>
        </draw:frame>
        <draw:line draw:style-name="gr4" draw:text-style-name="P1" draw:layer="layout" svg:x1="4.25cm" svg:y1="3.875cm" svg:x2="5.75cm" svg:y2="3.875cm">
          <text:p text:style-name="P5"/>
        </draw:line>
        <draw:custom-shape draw:style-name="gr8" draw:text-style-name="P1" draw:layer="layout" svg:width="0.25cm" svg:height="0.25cm" svg:x="5cm" svg:y="3.75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9" draw:text-style-name="P7" draw:layer="layout" svg:width="3.625cm" svg:height="1.25cm" svg:x="3.75cm" svg:y="1.375cm">
          <text:p text:style-name="P3"><text:span text:style-name="T3">Squid3 + squidGuard</text:span></text:p>
          <draw:enhanced-geometry svg:viewBox="0 0 21600 21600" draw:glue-points="10800 0 0 10800 10800 21600 21600 10800 ?f40 ?f41" draw:text-areas="0 0 21600 21600" draw:type="rectangular-callout" draw:modifiers="-172.752344180916 38417.26618705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olygon draw:style-name="gr1" draw:text-style-name="P1" draw:layer="layout" svg:width="5.249cm" svg:height="4.249cm" svg:x="9.25cm" svg:y="6.125cm" svg:viewBox="0 0 5250 4250" draw:points="2625,4250 2357,4239 2097,4208 1845,4154 1603,4082 1374,3993 1157,3887 956,3766 768,3627 600,3477 448,3313 317,3139 207,2952 117,2756 53,2554 14,2342 0,2125 14,1908 53,1696 117,1494 207,1298 317,1111 448,937 600,774 768,623 956,485 1157,363 1374,257 1603,168 1845,96 2097,43 2357,11 2625,0 2893,11 3154,43 3406,96 3647,168 3876,257 4093,363 4295,485 4482,623 4650,774 4802,937 4933,1111 5044,1298 5133,1494 5198,1696 5236,1908 5250,2125 5236,2342 5198,2554 5133,2756 5044,2952 4933,3139 4802,3313 4650,3477 4482,3627 4295,3766 4093,3887 3876,3993 3647,4082 3406,4154 3154,4208 2893,4239">
            <text:p text:style-name="P5"/>
          </draw:polygon>
          <draw:frame draw:style-name="gr2" draw:text-style-name="P1" draw:layer="layout" svg:width="5.625cm" svg:height="4.095cm" svg:x="8.875cm" svg:y="4.25cm">
            <draw:image xlink:href="Pictures/1000020100000138000000D8C4AD767F.png" xlink:type="simple" xlink:show="embed" xlink:actuate="onLoad">
              <text:p text:style-name="P5"/>
            </draw:image>
          </draw:frame>
          <draw:g>
            <draw:frame draw:style-name="gr2" draw:text-style-name="P1" draw:layer="layout" svg:width="1.218cm" svg:height="1.25cm" svg:x="10.032cm" svg:y="6.875cm">
              <draw:image xlink:href="Pictures/10000201000000A0000000A02521EE11.png" xlink:type="simple" xlink:show="embed" xlink:actuate="onLoad">
                <text:p text:style-name="P5"/>
              </draw:image>
            </draw:frame>
            <draw:frame draw:style-name="gr2" draw:text-style-name="P1" draw:layer="layout" svg:width="1.218cm" svg:height="1.25cm" svg:x="10.657cm" svg:y="6.625cm">
              <draw:image xlink:href="Pictures/10000201000000A0000000A02521EE11.png" xlink:type="simple" xlink:show="embed" xlink:actuate="onLoad">
                <text:p text:style-name="P5"/>
              </draw:image>
            </draw:frame>
            <draw:frame draw:style-name="gr2" draw:text-style-name="P1" draw:layer="layout" svg:width="1.218cm" svg:height="1.25cm" svg:x="11.282cm" svg:y="6.375cm">
              <draw:image xlink:href="Pictures/10000201000000A0000000A02521EE11.png" xlink:type="simple" xlink:show="embed" xlink:actuate="onLoad">
                <text:p text:style-name="P5"/>
              </draw:image>
            </draw:frame>
            <draw:frame draw:style-name="gr2" draw:text-style-name="P1" draw:layer="layout" svg:width="1.218cm" svg:height="1.25cm" svg:x="11.875cm" svg:y="6.125cm">
              <draw:image xlink:href="Pictures/10000201000000A0000000A02521EE11.png" xlink:type="simple" xlink:show="embed" xlink:actuate="onLoad">
                <text:p text:style-name="P5"/>
              </draw:image>
            </draw:frame>
            <draw:frame draw:style-name="gr2" draw:text-style-name="P1" draw:layer="layout" svg:width="1.218cm" svg:height="1.25cm" svg:x="12.5cm" svg:y="5.875cm">
              <draw:image xlink:href="Pictures/10000201000000A0000000A02521EE11.png" xlink:type="simple" xlink:show="embed" xlink:actuate="onLoad">
                <text:p text:style-name="P5"/>
              </draw:image>
            </draw:frame>
          </draw:g>
          <draw:g>
            <draw:frame draw:style-name="gr2" draw:text-style-name="P1" draw:layer="layout" svg:width="1.218cm" svg:height="1.25cm" svg:x="10.125cm" svg:y="8.125cm">
              <draw:image xlink:href="Pictures/10000201000000A0000000A02521EE11.png" xlink:type="simple" xlink:show="embed" xlink:actuate="onLoad">
                <text:p text:style-name="P5"/>
              </draw:image>
            </draw:frame>
            <draw:frame draw:style-name="gr2" draw:text-style-name="P1" draw:layer="layout" svg:width="1.218cm" svg:height="1.25cm" svg:x="10.75cm" svg:y="7.875cm">
              <draw:image xlink:href="Pictures/10000201000000A0000000A02521EE11.png" xlink:type="simple" xlink:show="embed" xlink:actuate="onLoad">
                <text:p text:style-name="P5"/>
              </draw:image>
            </draw:frame>
            <draw:frame draw:style-name="gr2" draw:text-style-name="P1" draw:layer="layout" svg:width="1.218cm" svg:height="1.25cm" svg:x="11.375cm" svg:y="7.625cm">
              <draw:image xlink:href="Pictures/10000201000000A0000000A02521EE11.png" xlink:type="simple" xlink:show="embed" xlink:actuate="onLoad">
                <text:p text:style-name="P5"/>
              </draw:image>
            </draw:frame>
            <draw:frame draw:style-name="gr2" draw:text-style-name="P1" draw:layer="layout" svg:width="1.218cm" svg:height="1.25cm" svg:x="11.968cm" svg:y="7.375cm">
              <draw:image xlink:href="Pictures/10000201000000A0000000A02521EE11.png" xlink:type="simple" xlink:show="embed" xlink:actuate="onLoad">
                <text:p text:style-name="P5"/>
              </draw:image>
            </draw:frame>
            <draw:frame draw:style-name="gr2" draw:text-style-name="P1" draw:layer="layout" svg:width="1.218cm" svg:height="1.25cm" svg:x="12.593cm" svg:y="7.125cm">
              <draw:image xlink:href="Pictures/10000201000000A0000000A02521EE11.png" xlink:type="simple" xlink:show="embed" xlink:actuate="onLoad">
                <text:p text:style-name="P5"/>
              </draw:image>
            </draw:frame>
          </draw:g>
          <draw:g>
            <draw:frame draw:style-name="gr2" draw:text-style-name="P1" draw:layer="layout" svg:width="1.218cm" svg:height="1.25cm" svg:x="10.125cm" svg:y="9.375cm">
              <draw:image xlink:href="Pictures/10000201000000A0000000A02521EE11.png" xlink:type="simple" xlink:show="embed" xlink:actuate="onLoad">
                <text:p text:style-name="P5"/>
              </draw:image>
            </draw:frame>
            <draw:frame draw:style-name="gr2" draw:text-style-name="P1" draw:layer="layout" svg:width="1.218cm" svg:height="1.25cm" svg:x="10.75cm" svg:y="9.125cm">
              <draw:image xlink:href="Pictures/10000201000000A0000000A02521EE11.png" xlink:type="simple" xlink:show="embed" xlink:actuate="onLoad">
                <text:p text:style-name="P5"/>
              </draw:image>
            </draw:frame>
            <draw:frame draw:style-name="gr2" draw:text-style-name="P1" draw:layer="layout" svg:width="1.218cm" svg:height="1.25cm" svg:x="11.375cm" svg:y="8.875cm">
              <draw:image xlink:href="Pictures/10000201000000A0000000A02521EE11.png" xlink:type="simple" xlink:show="embed" xlink:actuate="onLoad">
                <text:p text:style-name="P5"/>
              </draw:image>
            </draw:frame>
            <draw:frame draw:style-name="gr2" draw:text-style-name="P1" draw:layer="layout" svg:width="1.218cm" svg:height="1.25cm" svg:x="11.968cm" svg:y="8.625cm">
              <draw:image xlink:href="Pictures/10000201000000A0000000A02521EE11.png" xlink:type="simple" xlink:show="embed" xlink:actuate="onLoad">
                <text:p text:style-name="P5"/>
              </draw:image>
            </draw:frame>
            <draw:frame draw:style-name="gr2" draw:text-style-name="P1" draw:layer="layout" svg:width="1.218cm" svg:height="1.25cm" svg:x="12.593cm" svg:y="8.375cm">
              <draw:image xlink:href="Pictures/10000201000000A0000000A02521EE11.png" xlink:type="simple" xlink:show="embed" xlink:actuate="onLoad">
                <text:p text:style-name="P5"/>
              </draw:image>
            </draw:frame>
          </draw:g>
        </draw:g>
        <draw:frame draw:style-name="gr7" draw:text-style-name="P4" draw:layer="layout" svg:width="3.355cm" svg:height="0.747cm" svg:x="10.571cm" svg:y="5cm">
          <draw:text-box>
            <text:p text:style-name="P3"><text:span text:style-name="T1">Vlan tp </text:span><text:span text:style-name="T4">n,n+1</text:span></text:p>
          </draw:text-box>
        </draw:frame>
        <draw:line draw:style-name="gr4" draw:text-style-name="P1" draw:layer="layout" svg:x1="6.25cm" svg:y1="4cm" svg:x2="4.75cm" svg:y2="5.75cm">
          <text:p text:style-name="P5"/>
        </draw:line>
        <draw:line draw:style-name="gr4" draw:text-style-name="P1" draw:layer="layout" svg:x1="7.5cm" svg:y1="3.875cm" svg:x2="7.625cm" svg:y2="5.75cm">
          <text:p text:style-name="P5"/>
        </draw:line>
        <draw:line draw:style-name="gr4" draw:text-style-name="P1" draw:layer="layout" svg:x1="10.75cm" svg:y1="5.75cm" svg:x2="7.75cm" svg:y2="4cm">
          <text:p text:style-name="P5"/>
        </draw:line>
        <draw:frame draw:style-name="gr7" draw:text-style-name="P6" draw:layer="layout" svg:width="2.319cm" svg:height="1.073cm" svg:x="2.931cm" svg:y="4cm">
          <draw:text-box>
            <text:p text:style-name="P5"><text:span text:style-name="T2">Routage</text:span></text:p>
            <text:p text:style-name="P5"><text:span text:style-name="T2">inter-VLAN</text:span></text:p>
          </draw:text-box>
        </draw:frame>
        <draw:custom-shape draw:style-name="gr8" draw:text-style-name="P1" draw:layer="layout" svg:width="0.25cm" svg:height="0.25cm" svg:x="8.125cm" svg:y="4.125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0.25cm" svg:height="0.25cm" svg:x="7.375cm" svg:y="4.25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0.25cm" svg:height="0.25cm" svg:x="5.75cm" svg:y="4.25cm">
          <text:p text:style-name="P5"/>
          <draw:enhanced-geometry svg:viewBox="0 0 21600 21600" draw:glue-points="10800 0 3160 3160 0 10800 3160 18440 10800 21600 18440 18440 21600 10800 18440 3160" draw:text-areas="3200 3200 18400 18400" draw:type="ellipse"/>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Andale Sans UI'" style:font-family-generic-asian="system" style:font-pitch-asian="variable" style:font-size-asian="24pt" style:language-asian="zxx" style:country-asian="none" style:font-family-complex="'Andale Sans UI'"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fo:padding-top="0.125cm" fo:padding-bottom="0.125cm" fo:padding-left="0.1cm" fo:padding-right="0.1cm" draw:shadow="hidden" draw:shadow-offset-x="0.3cm" draw:shadow-offset-y="0.3cm" draw:shadow-color="#808080" draw:measure-align="inside" draw:measure-vertical-align="above">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Andale Sans U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cm" fo:page-height="13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8-01-03T16:52:06</meta:creation-date>
    <dc:date>2008-11-02T15:30:23</dc:date>
    <meta:editing-cycles>58</meta:editing-cycles>
    <meta:editing-duration>PT8H10M45S</meta:editing-duration>
    <meta:user-defined meta:name="Info 1"/>
    <meta:user-defined meta:name="Info 2"/>
    <meta:user-defined meta:name="Info 3"/>
    <meta:user-defined meta:name="Info 4"/>
    <meta:document-statistic meta:object-count="87"/>
  </office:meta>
</office:document-meta>
</file>